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9.44mm"/>
    </style:style>
    <style:style style:name="co34" style:family="table-column">
      <style:table-column-properties fo:break-before="auto" style:column-width="65.65mm"/>
    </style:style>
    <style:style style:name="co35" style:family="table-column">
      <style:table-column-properties fo:break-before="auto" style:column-width="74.44mm"/>
    </style:style>
    <style:style style:name="co36" style:family="table-column">
      <style:table-column-properties fo:break-before="auto" style:column-width="39.7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71.61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40"/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181:Sheet1.C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1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69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table:number-columns-repeated="124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1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7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I1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94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.00.0000</text:date>, <text:time style:data-style-name="N2" text:time-value="23:48:43.9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6-23T21:21:34.115000000</dc:date>
    <meta:editing-duration>P12DT1H56M39S</meta:editing-duration>
    <meta:editing-cycles>460</meta:editing-cycles>
    <meta:generator>LibreOffice/6.2.8.2$Windows_X86_64 LibreOffice_project/f82ddfca21ebc1e222a662a32b25c0c9d20169ee</meta:generator>
    <meta:document-statistic meta:table-count="1" meta:cell-count="10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181:Sheet1.C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181:Sheet1.C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